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d75e" officeooo:paragraph-rsid="001d1726"/>
    </style:style>
    <style:style style:name="P2" style:family="paragraph" style:parent-style-name="Standard">
      <style:text-properties officeooo:rsid="001d1726" officeooo:paragraph-rsid="001d1726"/>
    </style:style>
    <style:style style:name="P3" style:family="paragraph" style:parent-style-name="Standard" style:list-style-name="L3">
      <style:paragraph-properties fo:text-align="start" style:justify-single-word="false"/>
      <style:text-properties officeooo:rsid="001d1726" officeooo:paragraph-rsid="001d1726"/>
    </style:style>
    <style:style style:name="P4" style:family="paragraph" style:parent-style-name="Standard" style:list-style-name="L3">
      <style:text-properties officeooo:rsid="001d1726" officeooo:paragraph-rsid="001d1726"/>
    </style:style>
    <style:style style:name="P5" style:family="paragraph" style:parent-style-name="Standard" style:list-style-name="L3">
      <style:text-properties officeooo:paragraph-rsid="001d1726"/>
    </style:style>
    <style:style style:name="P6" style:family="paragraph" style:parent-style-name="Standard" style:list-style-name="L3">
      <style:paragraph-properties fo:text-align="start" style:justify-single-word="false"/>
      <style:text-properties fo:font-size="13pt" fo:font-weight="bold" officeooo:rsid="001d1726" officeooo:paragraph-rsid="001d1726" style:font-size-asian="13pt" style:font-weight-asian="bold" style:font-size-complex="13pt" style:font-weight-complex="bold"/>
    </style:style>
    <style:style style:name="P7" style:family="paragraph" style:parent-style-name="Standard" style:list-style-name="L3">
      <style:paragraph-properties fo:text-align="start" style:justify-single-word="false"/>
      <style:text-properties fo:font-size="13pt" fo:font-weight="bold" officeooo:rsid="001e0505" officeooo:paragraph-rsid="001e0505" style:font-size-asian="13pt" style:font-weight-asian="bold" style:font-size-complex="13pt" style:font-weight-complex="bold"/>
    </style:style>
    <style:style style:name="P8" style:family="paragraph" style:parent-style-name="Standard" style:list-style-name="L3">
      <style:paragraph-properties fo:text-align="start" style:justify-single-word="false"/>
      <style:text-properties fo:font-size="13pt" fo:font-weight="bold" officeooo:rsid="001f6301" officeooo:paragraph-rsid="001f6301" style:font-size-asian="13pt" style:font-weight-asian="bold" style:font-size-complex="13pt" style:font-weight-complex="bold"/>
    </style:style>
    <style:style style:name="P9" style:family="paragraph" style:parent-style-name="Standard" style:list-style-name="L3">
      <style:paragraph-properties fo:text-align="start" style:justify-single-word="false"/>
      <style:text-properties fo:font-size="13pt" fo:font-weight="bold" officeooo:rsid="001f6301" officeooo:paragraph-rsid="002059da" style:font-size-asian="13pt" style:font-weight-asian="bold" style:font-size-complex="13pt" style:font-weight-complex="bold"/>
    </style:style>
    <style:style style:name="T1" style:family="text">
      <style:text-properties fo:font-size="15pt" fo:font-weight="bold" officeooo:rsid="001cd75e" style:font-size-asian="15pt" style:font-weight-asian="bold" style:font-size-complex="15pt" style:font-weight-complex="bold"/>
    </style:style>
    <style:style style:name="T2" style:family="text">
      <style:text-properties officeooo:rsid="001d1726"/>
    </style:style>
    <style:style style:name="T3" style:family="text">
      <style:text-properties officeooo:rsid="002059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8587202618902625580" text:style-name="L3">
        <text:list-item>
          <text:p text:style-name="P6">Each employee must act in accordance with the company's policies, <text:s/>orders, <text:s/>rules, regulations, guidelines etc. Applicable from time to time.</text:p>
        </text:list-item>
        <text:list-item>
          <text:p text:style-name="P6"><text:s/>Working hours for all employees are Monday to Friday, 10.00 am. - 6.00 pm and on all Saturday , Sunday and Gazetted holidays, office will remain closed.</text:p>
        </text:list-item>
        <text:list-item>
          <text:p text:style-name="P6"><text:s/>Lunch break will be between 1.00 pm – 1.45 pm.</text:p>
        </text:list-item>
        <text:list-item>
          <text:p text:style-name="P6"><text:s/>All employees are expected to be punctual and reach office on time. After 10.15 am it would be marked as late. For every three late marks, full day leave would be deducted.</text:p>
        </text:list-item>
        <text:list-item>
          <text:p text:style-name="P6">All the Employees have to wear their identity cards while on duty.</text:p>
        </text:list-item>
        <text:list-item>
          <text:p text:style-name="P7">Employees must wear formals on Monday to Thursday. You are expected to look neat and presentable while on the job.</text:p>
        </text:list-item>
        <text:list-item>
          <text:p text:style-name="P8">Each employee should have one Casual leave and one Sick leave. Casual leave can be forwarded to next month.</text:p>
        </text:list-item>
        <text:list-item>
          <text:p text:style-name="P8">If any employee will take extra leave then ful day salary will deduct.</text:p>
        </text:list-item>
        <text:list-item>
          <text:p text:style-name="P9">If any employee will take permission also then half day salary will deduct.</text:p>
          <text:p text:style-name="P9"/>
          <text:p text:style-name="P9"><text:span text:style-name="T3"><text:s text:c="13"/>We wish u all the best and looking forward to a long and mutually-rewarding relationship.</text:span></text:p>
          <text:p text:style-name="P3"/>
          <text:p text:style-name="P3"/>
          <text:p text:style-name="P5"/>
          <text:p text:style-name="P5"><text:span text:style-name="T2"><text:s/></text:span></text:p>
          <text:p text:style-name="P4"/>
          <text:p text:style-name="P3"/>
        </text:list-item>
      </text:list>
      <text:p text:style-name="P1"/>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5pt" fo:font-weight="bold" officeooo:rsid="001cd75e" style:font-size-asian="15pt" style:font-weight-asian="bold" style:font-size-complex="1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ing"><text:s text:c="42"/><text:span text:style-name="MT1">RULES AND REGULATION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4:32:22.966024057</meta:creation-date>
    <dc:date>2017-06-27T15:11:18.542693628</dc:date>
    <meta:editing-duration>PT32M29S</meta:editing-duration>
    <meta:editing-cycles>5</meta:editing-cycles>
    <meta:generator>LibreOffice/4.2.8.2$Linux_x86 LibreOffice_project/420m0$Build-2</meta:generator>
    <meta:document-statistic meta:table-count="0" meta:image-count="0" meta:object-count="0" meta:page-count="1" meta:paragraph-count="12" meta:word-count="192" meta:character-count="1130" meta:non-whitespace-character-count="896"/>
  </office:meta>
</office:document-meta>
</file>